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3, 2022 (06:48:0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Advanced-Loops.pptx" office:name=""><text:span text:style-name="Definition">pptx</text:span></text:a>, <text:a xlink:type="simple" xlink:href="https://github.com/csci-1301/csci-1301.github.io/raw/main/lectures/160_foreach/Arrays-Advanced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3T23:48:16Z</meta:creation-date>
    <dc:date>2022-01-03T23:48:16Z</dc:date>
    <meta:user-defined meta:name="date" meta:value-type="string">January   3, 2022 (06:48:0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